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Behavior.setHrefLang( String href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renderEnd( Appender appen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chorBehavior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renderStart( 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chorBehavior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setClien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ehavior.setLinkName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